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1"/>
    <style:style style:name="P5" style:family="paragraph" style:parent-style-name="Heading_20_1">
      <style:paragraph-properties fo:break-before="page"/>
    </style:style>
    <style:style style:name="T1" style:family="text">
      <style:text-properties fo:background-color="#fffff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Introduction<text:tab/>2</text:p>
          <text:p text:style-name="P2">2 Background<text:tab/>3</text:p>
          <text:p text:style-name="P2">3 Related work<text:tab/>4</text:p>
          <text:p text:style-name="P3">3.1 Aesthetics of class diagrams<text:tab/>4</text:p>
          <text:p text:style-name="P3">3.2 Algorithms<text:tab/>4</text:p>
          <text:p text:style-name="P3">3.3 Heuristics<text:tab/>4</text:p>
          <text:p text:style-name="P2">4 The Algorithm<text:tab/>5</text:p>
          <text:p text:style-name="P3">4.1 Basics<text:tab/>5</text:p>
          <text:p text:style-name="P1">4.1.1 Graph preparation<text:tab/>5</text:p>
          <text:p text:style-name="P1">4.1.2 Multidimensional scaling<text:tab/>5</text:p>
          <text:p text:style-name="P1">4.1.3 Stress majorization<text:tab/>5</text:p>
          <text:p text:style-name="P3">4.2 Complementary heuristics<text:tab/>5</text:p>
          <text:p text:style-name="P1">4.2.1 Cycles<text:tab/>5</text:p>
          <text:p text:style-name="P1">4.2.2 Node size<text:tab/>5</text:p>
          <text:p text:style-name="P1">4.2.3 Orthogonality<text:tab/>5</text:p>
          <text:p text:style-name="P1">4.2.4 Edge bending<text:tab/>5</text:p>
          <text:p text:style-name="P1">4.2.5 Edge length<text:tab/>5</text:p>
          <text:p text:style-name="P1">4.2.6 Hierarchies<text:tab/>5</text:p>
          <text:p text:style-name="P1">4.2.7 Node grouping<text:tab/>5</text:p>
          <text:p text:style-name="P2">5 Implementation<text:tab/>6</text:p>
          <text:p text:style-name="P2">6 Conclusions<text:tab/>7</text:p>
          <text:p text:style-name="P2">7 Appendix A<text:tab/>8</text:p>
          <text:p text:style-name="P3">7.1 Algorithm in action<text:tab/>8</text:p>
        </text:index-body>
      </text:table-of-content>
      <text:p text:style-name="Standard"/>
      <text:h text:style-name="P5"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that hold them together. It just so happens, that when the simulation converges to a stable state, the properties of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h text:style-name="P5" text:outline-level="1">Background</text:h>
      <text:p text:style-name="Text_20_body">Force-based algorithms</text:p>
      <text:h text:style-name="P5" text:outline-level="1">Related work</text:h>
      <text:h text:style-name="Heading_20_2" text:outline-level="2">Aesthetics of class diagrams</text:h>
      <text:p text:style-name="Text_20_body">In (Aesthetics of Class Diagrams) the following criteria are said to improve the readability of UML diagrams, in order of importance: </text:p>
      <text:list xml:id="list2020524236" text:style-name="L1">
        <text:list-item>
          <text:p text:style-name="P4">Clearly visible hierarchies, where parents and children are centered in respect to each other.</text:p>
        </text:list-item>
        <text:list-item>
          <text:p text:style-name="P4">Reduction of nodes overlapping other nodes and edges. </text:p>
        </text:list-item>
        <text:list-item>
          <text:p text:style-name="P4">Clustering nodes, according to packages and edges.</text:p>
        </text:list-item>
        <text:list-item>
          <text:p text:style-name="P4"/>
        </text:list-item>
      </text:list>
      <text:h text:style-name="Heading_20_2" text:outline-level="2">Algorithms</text:h>
      <text:p text:style-name="Text_20_body">The three base classes for graph drawing are: Hierarchical layout, orthogonalization and force-based (also known as force directed) placement. </text:p>
      <text:h text:style-name="Heading_20_3" text:outline-level="3">Hierarchical layout</text:h>
      <text:p text:style-name="Text_20_body">Hierarchical layout algorithms are the most common when rendering UML class diagrams, mostly because they preform well on object-oriented code, where inheritance is used to a great extent. The process is divided into three distinct parts ([Sugiyama et al. 1981], also called Sugiyama approach):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Text_20_body">Good results require deep structures within the code, otherwise graph will be very shallow. A code with too many undirected edges also causes major problems. </text:p>
      <text:h text:style-name="Heading_20_3" text:outline-level="3">Orthogonalization</text:h>
      <text:h text:style-name="Heading_20_3" text:outline-level="3">Force-based layouts</text:h>
      <text:h text:style-name="Heading_20_2" text:outline-level="2">Heuristics</text:h>
      <text:h text:style-name="P5" text:outline-level="1">The Algorithm</text:h>
      <text:h text:style-name="Heading_20_2" text:outline-level="2">Basics</text:h>
      <text:h text:style-name="Heading_20_3" text:outline-level="3">Graph preparation</text:h>
      <text:h text:style-name="Heading_20_3" text:outline-level="3">Multidimensional scaling</text:h>
      <text:h text:style-name="Heading_20_3" text:outline-level="3">Stress majorization</text:h>
      <text:h text:style-name="Heading_20_2" text:outline-level="2">Complementary heuristics</text:h>
      <text:p text:style-name="Text_20_body">If nothing else is said, these ___ are applied in 2D space.</text:p>
      <text:h text:style-name="Heading_20_3" text:outline-level="3">Cycles</text:h>
      <text:p text:style-name="Text_20_body">Cycles tend to entangle the graph and create clusters which have no semantic meaning. All edges which are part of any cycle are consequently weakened. If an edge is part of two cycles, it's weakened even further. Weakening is explained in section 4.2.x</text:p>
      <text:h text:style-name="Heading_20_3" text:outline-level="3">Node size</text:h>
      <text:p text:style-name="Text_20_body">The nodes are simulated as bodies in 3D space (see Fig x), with their dimensions directly proportional to the original 2D representations of the nodes. An inherit property of the simulation makes sure nodes does not overlap. (Charge/size correlation?)</text:p>
      <text:h text:style-name="Heading_20_3" text:outline-level="3">Orthogonality</text:h>
      <text:p text:style-name="Text_20_body">Nodes connected by a non-hierarchical edge are affected by a rotational force proportional to the sine of the quadruple angle between the nodes. This naturally forces the nodes to form an orthogonal grid.</text:p>
      <text:h text:style-name="Heading_20_3" text:outline-level="3">Edge length</text:h>
      <text:p text:style-name="Text_20_body">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Text_20_body">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Text_20_body">Edges which are part of cycles are then given reduced strength, as mentioned above. </text:p>
      <text:h text:style-name="Heading_20_3" text:outline-level="3"><text:soft-page-break/>Edge bending</text:h>
      <text:p text:style-name="Text_20_body">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h text:style-name="Heading_20_3" text:outline-level="3">Hierarchies</text:h>
      <text:p text:style-name="Text_20_body">An additional force is applied to the nodes which are at either end of an <text:bookmark text:name="result_box"/>edge with <text:span text:style-name="T1">hierarchical properties. This force pushes child nodes down and parent nodes up, naturally creating a tree-like structure.</text:span></text:p>
      <text:h text:style-name="Heading_20_3" text:outline-level="3">Node grouping</text:h>
      <text:p text:style-name="Text_20_body">Nodes which belong to the same group are affected in two ways: Firstly, all bonds (edges) between nodes in the same group are strengthened. Secondly a “center of gravity” is calculated, based on the positions of the nodes in the particular group. All nodes belonging to that group is the pulled towards the center. </text:p>
      <text:h text:style-name="P5" text:outline-level="1">Implementation</text:h>
      <text:h text:style-name="P5" text:outline-level="1">Conclusions</text:h>
      <text:h text:style-name="P5" text:outline-level="1">Appendix A</text:h>
      <text:h text:style-name="Heading_20_2" text:outline-level="2">Algorithm in ac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1-24T01:57:28</dc:date>
    <meta:editing-duration>PT11H10M42S</meta:editing-duration>
    <meta:editing-cycles>62</meta:editing-cycles>
    <meta:generator>OpenOffice.org/3.1$Linux OpenOffice.org_project/310m19$Build-9420</meta:generator>
    <dc:creator>Oskar </dc:creator>
    <meta:document-statistic meta:table-count="0" meta:image-count="0" meta:object-count="0" meta:page-count="9" meta:paragraph-count="74" meta:word-count="1267" meta:character-count="7715"/>
  </office:meta>
</office:document-meta>
</file>